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B000003013F7AA17106A8C353.png" manifest:media-type="image/png"/>
  <manifest:file-entry manifest:full-path="Pictures/100000000000047C000003EC8E1C00810F05EC70.png" manifest:media-type="image/png"/>
  <manifest:file-entry manifest:full-path="Pictures/100000000000047C00000343C4BFEF3C8CED2741.png" manifest:media-type="image/png"/>
  <manifest:file-entry manifest:full-path="Pictures/100000000000047C0000036B8B4FD5262945EF3B.png" manifest:media-type="image/png"/>
  <manifest:file-entry manifest:full-path="Pictures/100000000000047C0000037E7325EA01457BFF12.png" manifest:media-type="image/png"/>
  <manifest:file-entry manifest:full-path="Pictures/100000000000047C000003481502D506D9836C9C.png" manifest:media-type="image/png"/>
  <manifest:file-entry manifest:full-path="Pictures/100000000000047C000003A06495630A96E677F3.png" manifest:media-type="image/png"/>
  <manifest:file-entry manifest:full-path="Pictures/100000000000047C000003692E0A322E2C9B5444.png" manifest:media-type="image/png"/>
  <manifest:file-entry manifest:full-path="Pictures/100000000000047C00000191FE0EA60C7D4EE70C.png" manifest:media-type="image/png"/>
  <manifest:file-entry manifest:full-path="Pictures/100000000000047C000001DA7D2B54681D7020DC.png" manifest:media-type="image/png"/>
  <manifest:file-entry manifest:full-path="Pictures/100000000000047C00000343420448AD8B413DEA.png" manifest:media-type="image/png"/>
  <manifest:file-entry manifest:full-path="Pictures/100000000000047B0000032824FAAF83FDDB26A4.png" manifest:media-type="image/png"/>
  <manifest:file-entry manifest:full-path="Pictures/100000000000047C0000022DB60BFBD0B3EB94BE.png" manifest:media-type="image/png"/>
  <manifest:file-entry manifest:full-path="Pictures/100000000000047C0000023A2D81DCBDA9F6E9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953in" svg:y="0.889in" svg:width="5.3689in" svg:height="4.6945in" draw:z-index="0"><draw:image xlink:href="Pictures/100000000000047C000003EC8E1C00810F05EC70.png" xlink:type="simple" xlink:show="embed" xlink:actuate="onLoad" loext:mime-type="image/png"/></draw:frame><draw:frame draw:style-name="fr1" draw:name="Image2" text:anchor-type="paragraph" svg:x="5.4634in" svg:y="0.889in" svg:width="5.3673in" svg:height="4.1799in" draw:z-index="1"><draw:image xlink:href="Pictures/100000000000047C0000037E7325EA01457BFF12.png" xlink:type="simple" xlink:show="embed" xlink:actuate="onLoad" loext:mime-type="image/png"/></draw:frame></text:p>
      <text:p text:style-name="P2"><draw:frame draw:style-name="fr1" draw:name="Image3" text:anchor-type="paragraph" svg:x="0.0744in" svg:y="1.9362in" svg:width="5.3736in" svg:height="4.0957in" draw:z-index="2"><draw:image xlink:href="Pictures/100000000000047C0000036B8B4FD5262945EF3B.png" xlink:type="simple" xlink:show="embed" xlink:actuate="onLoad" loext:mime-type="image/png"/></draw:frame><draw:frame draw:style-name="fr1" draw:name="Image4" text:anchor-type="paragraph" svg:x="5.4472in" svg:y="1.9362in" svg:width="5.3736in" svg:height="4.0866in" draw:z-index="3"><draw:image xlink:href="Pictures/100000000000047C000003692E0A322E2C9B5444.png" xlink:type="simple" xlink:show="embed" xlink:actuate="onLoad" loext:mime-type="image/png"/></draw:frame></text:p>
      <text:p text:style-name="P3"><draw:frame draw:style-name="fr1" draw:name="Image5" text:anchor-type="paragraph" svg:x="0.0209in" svg:y="-0.1in" svg:width="5.4217in" svg:height="1.8937in" draw:z-index="4"><draw:image xlink:href="Pictures/100000000000047C00000191FE0EA60C7D4EE70C.png" xlink:type="simple" xlink:show="embed" xlink:actuate="onLoad" loext:mime-type="image/png"/></draw:frame><draw:frame draw:style-name="fr1" draw:name="Image6" text:anchor-type="paragraph" svg:x="0.0209in" svg:y="2.1807in" svg:width="5.4252in" svg:height="3.9457in" draw:z-index="5"><draw:image xlink:href="Pictures/100000000000047C00000343C4BFEF3C8CED2741.png" xlink:type="simple" xlink:show="embed" xlink:actuate="onLoad" loext:mime-type="image/png"/></draw:frame><draw:frame draw:style-name="fr1" draw:name="Image7" text:anchor-type="paragraph" svg:x="5.4929in" svg:y="-0.1in" svg:width="5.4319in" svg:height="2.2429in" draw:z-index="6"><draw:image xlink:href="Pictures/100000000000047C000001DA7D2B54681D7020DC.png" xlink:type="simple" xlink:show="embed" xlink:actuate="onLoad" loext:mime-type="image/png"/></draw:frame><draw:frame draw:style-name="fr1" draw:name="Image8" text:anchor-type="paragraph" svg:x="5.4929in" svg:y="2.2154in" svg:width="5.4319in" svg:height="4.3909in" draw:z-index="7"><draw:image xlink:href="Pictures/100000000000047C000003A06495630A96E677F3.png" xlink:type="simple" xlink:show="embed" xlink:actuate="onLoad" loext:mime-type="image/png"/></draw:frame></text:p>
      <text:p text:style-name="P3"><draw:frame draw:style-name="fr1" draw:name="Image9" text:anchor-type="paragraph" svg:x="0.0075in" svg:y="0.1945in" svg:width="5.4071in" svg:height="3.9327in" draw:z-index="8"><draw:image xlink:href="Pictures/100000000000047C00000343420448AD8B413DEA.png" xlink:type="simple" xlink:show="embed" xlink:actuate="onLoad" loext:mime-type="image/png"/></draw:frame><draw:frame draw:style-name="fr1" draw:name="Image10" text:anchor-type="paragraph" svg:x="5.4138in" svg:y="0.1945in" svg:width="5.4071in" svg:height="3.6252in" draw:z-index="9"><draw:image xlink:href="Pictures/100000000000047B000003013F7AA17106A8C353.png" xlink:type="simple" xlink:show="embed" xlink:actuate="onLoad" loext:mime-type="image/png"/></draw:frame></text:p>
      <text:p text:style-name="P3"><draw:frame draw:style-name="fr1" draw:name="Image11" text:anchor-type="paragraph" svg:x="0.0063in" svg:y="-0.0028in" svg:width="5.4209in" svg:height="3.9661in" draw:z-index="10"><draw:image xlink:href="Pictures/100000000000047C000003481502D506D9836C9C.png" xlink:type="simple" xlink:show="embed" xlink:actuate="onLoad" loext:mime-type="image/png"/></draw:frame><draw:frame draw:style-name="fr1" draw:name="Image12" text:anchor-type="paragraph" svg:x="5.4264in" svg:y="-0.0028in" svg:width="5.4071in" svg:height="3.8091in" draw:z-index="11"><draw:image xlink:href="Pictures/100000000000047B0000032824FAAF83FDDB26A4.png" xlink:type="simple" xlink:show="embed" xlink:actuate="onLoad" loext:mime-type="image/png"/></draw:frame><draw:frame draw:style-name="fr1" draw:name="Image13" text:anchor-type="paragraph" svg:x="0.0063in" svg:y="4.0846in" svg:width="5.4154in" svg:height="2.628in" draw:z-index="12"><draw:image xlink:href="Pictures/100000000000047C0000022DB60BFBD0B3EB94BE.png" xlink:type="simple" xlink:show="embed" xlink:actuate="onLoad" loext:mime-type="image/png"/></draw:frame><draw:frame draw:style-name="fr1" draw:name="Image14" text:anchor-type="paragraph" svg:x="5.4209in" svg:y="4.0846in" svg:width="5.4154in" svg:height="2.689in" draw:z-index="13"><draw:image xlink:href="Pictures/100000000000047C0000023A2D81DCBDA9F6E9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6665in" fo:margin-left="0.3756in" fo:margin-right="0.32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5:29:42.578000000</meta:creation-date>
    <dc:date>2019-06-29T16:07:52.451000000</dc:date>
    <meta:editing-duration>PT7M13S</meta:editing-duration>
    <meta:editing-cycles>1</meta:editing-cycles>
    <meta:document-statistic meta:table-count="0" meta:image-count="14" meta:object-count="0" meta:page-count="5" meta:paragraph-count="0" meta:word-count="0" meta:character-count="0" meta:non-whitespace-character-count="0"/>
    <meta:generator>LibreOffice/6.2.0.3$Windows_X86_64 LibreOffice_project/98c6a8a1c6c7b144ce3cc729e34964b47ce25d62</meta:generator>
  </office:meta>
</office:document-meta>
</file>